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RTADO MENDOZA, JHON RU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20643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015860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RTADO MENDOZA, JHON RUL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20643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015860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11/2021</text:p>
          </table:table-cell>
          <table:table-cell table:style-name="Tabla2.A3" office:value-type="string">
            <text:p text:style-name="P22">5757076</text:p>
          </table:table-cell>
          <table:table-cell table:style-name="Tabla2.D3" office:value-type="string">
            <text:p text:style-name="P23">42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3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28:3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